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85pt"/>
    </style:style>
    <style:style style:name="co2" style:family="table-column">
      <style:table-column-properties fo:break-before="auto" style:column-width="287.4pt"/>
    </style:style>
    <style:style style:name="co3" style:family="table-column">
      <style:table-column-properties fo:break-before="auto" style:column-width="124.84pt"/>
    </style:style>
    <style:style style:name="co4" style:family="table-column">
      <style:table-column-properties fo:break-before="auto" style:column-width="172.46pt"/>
    </style:style>
    <style:style style:name="co5" style:family="table-column">
      <style:table-column-properties fo:break-before="auto" style:column-width="304.4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="0.74pt solid #000000"/>
      <style:text-properties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fo:border="0.74pt solid #000000"/>
      <style:text-properties style:font-name="Liberation Sans" fo:font-style="normal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" style:family="table-cell" style:parent-style-name="Default">
      <style:table-cell-properties fo:border="0.74pt solid #000000"/>
      <style:text-properties style:font-name="Liberation Sans" fo:font-style="italic" fo:font-weight="bold" style:font-name-asian="Noto Sans CJK SC Regular" style:font-style-asian="italic" style:font-weight-asian="bold" style:font-name-complex="FreeSans" style:font-style-complex="italic" style:font-weight-complex="bold"/>
    </style:style>
    <style:style style:name="ce14" style:family="table-cell" style:parent-style-name="Default">
      <style:table-cell-properties fo:border="0.74pt solid #000000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LCD-DRIVER_Rev_D-BOM(LCD-7in-IPS_CTP_plus_AT24C16C)===LCD-OLinuXino-7CTS-BO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6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0R/R0402</text:p>
          </table:table-cell>
          <table:table-cell table:style-name="ce7" office:value-type="string" calcext:value-type="string">
            <text:p>R0402</text:p>
          </table:table-cell>
          <table:table-cell table:style-name="ce9" office:value-type="string" calcext:value-type="string">
            <text:p>R6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1.0R/1%/R0603</text:p>
          </table:table-cell>
          <table:table-cell table:style-name="ce13" office:value-type="string" calcext:value-type="string">
            <text:p>R0603</text:p>
          </table:table-cell>
          <table:table-cell table:style-name="ce8" office:value-type="string" calcext:value-type="string">
            <text:p>R38,R40</text:p>
          </table:table-cell>
          <table:table-cell table:style-name="ce17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510R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1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5,R36,R39,R45,R55</text:p>
          </table:table-cell>
          <table:table-cell table:number-columns-repeated="102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2.2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26,R27,R28,R29</text:span>,R41</text:p>
          </table:table-cell>
          <table:table-cell table:number-columns-repeated="1020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1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,R3,R6,R7,R11,R14,R34,</text:p>
            <text:p>R42,R48,<text:span text:style-name="T2">R63,R66</text:span>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20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5,R37,R43,R5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27k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46,R47</text:p>
          </table:table-cell>
          <table:table-cell table:style-name="ce18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51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4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4.7uH/1.15A/DCR&lt;0.1R/CD43</text:p>
          </table:table-cell>
          <table:table-cell table:style-name="ce13" office:value-type="string" calcext:value-type="string">
            <text:p>CD43</text:p>
          </table:table-cell>
          <table:table-cell table:style-name="ce8" office:value-type="string" calcext:value-type="string">
            <text:p>L1,L2</text:p>
          </table:table-cell>
          <table:table-cell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00nF/16V/10%/X7R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4,C6,C14,<text:span text:style-name="T1">C17</text:span></text:p>
          </table:table-cell>
          <table:table-cell table:number-columns-repeated="102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100nF/50V/20%/Y5V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2.2uF/50V/10%/X5R/C0805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C16,C19</text:p>
          </table:table-cell>
          <table:table-cell table:number-columns-repeated="102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22uF/6.3V/2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1,C20,C21,C25,C27,C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AT54C(SOT23-3)</text:p>
          </table:table-cell>
          <table:table-cell table:style-name="ce7" office:value-type="string" calcext:value-type="string">
            <text:p>SOT23-3</text:p>
          </table:table-cell>
          <table:table-cell table:style-name="ce7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BAT54S(SOT23-3)</text:p>
          </table:table-cell>
          <table:table-cell table:style-name="ce7" office:value-type="string" calcext:value-type="string">
            <text:p>SOT23-3</text:p>
          </table:table-cell>
          <table:table-cell table:style-name="ce7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ZV55C6V8/SOD80C</text:p>
          </table:table-cell>
          <table:table-cell table:style-name="ce7" office:value-type="string" calcext:value-type="string">
            <text:p>SOD80C</text:p>
          </table:table-cell>
          <table:table-cell table:style-name="ce7"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ZV55C16/SOD80C</text:p>
          </table:table-cell>
          <table:table-cell table:style-name="ce7" office:value-type="string" calcext:value-type="string">
            <text:p>SOD80C</text:p>
          </table:table-cell>
          <table:table-cell table:style-name="ce7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1N5819S4(SOD-123)</text:p>
          </table:table-cell>
          <table:table-cell table:style-name="ce13" office:value-type="string" calcext:value-type="string">
            <text:p>SOD-123</text:p>
          </table:table-cell>
          <table:table-cell table:style-name="ce8" office:value-type="string" calcext:value-type="string">
            <text:p>D5,D8</text:p>
          </table:table-cell>
          <table:table-cell table:style-name="ce17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DTC114YKA(SOT-2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IRLML6402(SOT23-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FET1,FET2,<text:span text:style-name="T2">FET3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AT24C16C-SSHM-T(SOIC-8_150mil)</text:p>
          </table:table-cell>
          <table:table-cell table:style-name="ce9" office:value-type="string" calcext:value-type="string">
            <text:p>SOIC-8_150mil</text:p>
          </table:table-cell>
          <table:table-cell table:style-name="ce9" office:value-type="string" calcext:value-type="string">
            <text:p>U2</text:p>
          </table:table-cell>
          <table:table-cell table:style-name="ce18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P3031KTR-G1(SOT23-6)</text:p>
          </table:table-cell>
          <table:table-cell table:style-name="ce8" office:value-type="string" calcext:value-type="string">
            <text:p>SOT23-6</text:p>
          </table:table-cell>
          <table:table-cell table:style-name="ce8" office:value-type="string" calcext:value-type="string">
            <text:p>U3,U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FPV-WZA21-40-LF</text:p>
          </table:table-cell>
          <table:table-cell table:style-name="ce7" office:value-type="string" calcext:value-type="string">
            <text:p>LCD_FLAT_CON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MALE-PAV16X-2x20(0.8_bud)</text:p>
          </table:table-cell>
          <table:table-cell table:style-name="ce14" office:value-type="string" calcext:value-type="string">
            <text:p>PA-V16X-2X20-LF_Drill_0.9mm</text:p>
          </table:table-cell>
          <table:table-cell table:style-name="ce8" office:value-type="string" calcext:value-type="string">
            <text:p>LCD_Lime2,LCD_Lime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-B-V-40-LF</text:p>
          </table:table-cell>
          <table:table-cell table:style-name="ce7" office:value-type="string" calcext:value-type="string">
            <text:p>GBH254SMT-40</text:p>
          </table:table-cell>
          <table:table-cell table:style-name="ce7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WRJ-2mm(DCJ-W54R-20-LF)</text:p>
          </table:table-cell>
          <table:table-cell table:style-name="ce7" office:value-type="string" calcext:value-type="string">
            <text:p>DCJ-W54R-20-LF</text:p>
          </table:table-cell>
          <table:table-cell table:style-name="ce7"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FPV-WZA21-50-LF</text:p>
          </table:table-cell>
          <table:table-cell table:style-name="ce9" office:value-type="string" calcext:value-type="string">
            <text:p>LCD-7in_DISP2</text:p>
          </table:table-cell>
          <table:table-cell table:style-name="ce18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FPV-WZB201-06-LF</text:p>
          </table:table-cell>
          <table:table-cell table:style-name="ce9" office:value-type="string" calcext:value-type="string">
            <text:p>LCD-7in_CTP1</text:p>
          </table:table-cell>
          <table:table-cell table:style-name="ce18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CD-7"(1024x600_CX700QIPS-CTP38)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6"/>
          <table:table-cell table:style-name="ce10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NA(WU10S)</text:p>
          </table:table-cell>
          <table:table-cell table:style-name="ce7" office:value-type="string" calcext:value-type="string">
            <text:p>WU10S</text:p>
          </table:table-cell>
          <table:table-cell table:style-name="ce7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LCD-4.3"(480x272_GFT043HA480272Y)+(FPV-WZA21-40-LF))</text:p>
          </table:table-cell>
          <table:table-cell table:style-name="ce7" office:value-type="string" calcext:value-type="string">
            <text:p>FPV-WZA21-40-LF</text:p>
          </table:table-cell>
          <table:table-cell table:style-name="ce7" office:value-type="string" calcext:value-type="string">
            <text:p>LCD-4,3in_DISP1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NA(22uF/6.3V/20%/X5R/C0603)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3,C5,C7,C11,C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100nF/16V/10%/X7R/C0402)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9,C10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NA(10nF/50V/10%/X7R/C0402)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2,C1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NA(BZV55C3V9/SOD80C)</text:p>
          </table:table-cell>
          <table:table-cell table:style-name="ce7" office:value-type="string" calcext:value-type="string">
            <text:p>SOD80C</text:p>
          </table:table-cell>
          <table:table-cell table:style-name="ce7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A(1N5819S4(SOD-123))</text:p>
          </table:table-cell>
          <table:table-cell table:style-name="ce13" office:value-type="string" calcext:value-type="string">
            <text:p>SOD-123</text:p>
          </table:table-cell>
          <table:table-cell table:style-name="ce8" office:value-type="string" calcext:value-type="string">
            <text:p>D9</text:p>
          </table:table-cell>
          <table:table-cell table:style-name="ce17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LCD-5”(CAPACITIVE_TS)+(FPV-WZB201-06-LF))</text:p>
          </table:table-cell>
          <table:table-cell table:style-name="ce7" office:value-type="string" calcext:value-type="string">
            <text:p>FPV-WZB201-06-LF</text:p>
          </table:table-cell>
          <table:table-cell table:style-name="ce7" office:value-type="string" calcext:value-type="string">
            <text:p>LCD-5in_CTP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LCD-5”(800x480_HDW050TN22)+(FPV-WZA21-40-LF))</text:p>
          </table:table-cell>
          <table:table-cell table:style-name="ce7" office:value-type="string" calcext:value-type="string">
            <text:p>FPV-WZA21-40-LF</text:p>
          </table:table-cell>
          <table:table-cell table:style-name="ce7" office:value-type="string" calcext:value-type="string">
            <text:p>LCD-5in_DISP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FPV-WZB201-06-LF)</text:p>
          </table:table-cell>
          <table:table-cell table:style-name="ce7" office:value-type="string" calcext:value-type="string">
            <text:p>FPV-WZB201-06-LF</text:p>
          </table:table-cell>
          <table:table-cell table:style-name="ce7" office:value-type="string" calcext:value-type="string">
            <text:p>LCD-10,1in_CTP1</text:p>
          </table:table-cell>
          <table:table-cell table:number-columns-repeated="102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NA(FPV-WZA21-50-LF)</text:p>
          </table:table-cell>
          <table:table-cell table:style-name="ce7" office:value-type="string" calcext:value-type="string">
            <text:p>FPV-WZA21-50-LF</text:p>
          </table:table-cell>
          <table:table-cell table:style-name="ce7" office:value-type="string" calcext:value-type="string">
            <text:p><text:span text:style-name="T1">LCD-7in_DISP1</text:span>,LCD-10,1in_DISP1,</text:p>
            <text:p>LCD-10,1in_DISP2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FPA-WZB25-04-LF)</text:p>
          </table:table-cell>
          <table:table-cell table:style-name="ce7" office:value-type="string" calcext:value-type="string">
            <text:p>FPA-WZB25-04-LF</text:p>
          </table:table-cell>
          <table:table-cell table:style-name="ce7" office:value-type="string" calcext:value-type="string">
            <text:p><text:span text:style-name="T1">LCD-7in_RTP1,</text:span>LCD-10,1in_RTP1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NA(0R/R0402)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30,R31,R32,R33</text:p>
          </table:table-cell>
          <table:table-cell table:style-name="ce17" table:number-columns-repeated="1020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NA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,R4,R5,R8,R12,R13,R17,</text:p>
            <text:p>R19,R20,R21,R24,R49,R62</text:p>
          </table:table-cell>
          <table:table-cell table:number-columns-repeated="1020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NA(10k/R0402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9,R10,R18,R22,R23,R51,R53,R57,</text:p>
            <text:p>R60,<text:span text:style-name="T1">R52,R54,R56,R59</text:span><text:span text:style-name="T2">,R64,R65</text:span>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NA(20k/1%/R0402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NA(AR1021T-I_SS(SSOP-20))</text:p>
          </table:table-cell>
          <table:table-cell table:style-name="ce7" office:value-type="string" calcext:value-type="string">
            <text:p>SSOP-20W</text:p>
          </table:table-cell>
          <table:table-cell table:style-name="ce7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0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Opened</text:p>
          </table:table-cell>
          <table:table-cell table:style-name="ce7" office:value-type="string" calcext:value-type="string">
            <text:p>SJ</text:p>
          </table:table-cell>
          <table:table-cell table:style-name="ce7"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Closed</text:p>
          </table:table-cell>
          <table:table-cell table:style-name="ce7" office:value-type="string" calcext:value-type="string">
            <text:p>SJ_Closed</text:p>
          </table:table-cell>
          <table:table-cell table:style-name="ce7" office:value-type="string" calcext:value-type="string">
            <text:p>VLED+_E1,VLED-_E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TRL:Closed/EN:Opened</text:p>
          </table:table-cell>
          <table:table-cell table:style-name="ce7" office:value-type="string" calcext:value-type="string">
            <text:p>SJ_2_SMALL_23_TIED</text:p>
          </table:table-cell>
          <table:table-cell table:style-name="ce7" office:value-type="string" calcext:value-type="string">
            <text:p>CTRL/EN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3.3V:Opened/5.0V:Closed</text:p>
          </table:table-cell>
          <table:table-cell table:style-name="ce7" office:value-type="string" calcext:value-type="string">
            <text:p>SJ_2_SMALL_23_TIED</text:p>
          </table:table-cell>
          <table:table-cell table:style-name="ce7"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0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Deleted were: R50(220R/R0402) and the SMD jumper 5V_JACK/5V_LCD1(5V_JACK:Opened/5V_LCD:Closed)</text:p>
          </table:table-cell>
          <table:covered-table-cell table:number-columns-repeated="3" table:style-name="ce7"/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hadow="none" style:scale-to="84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22pt" fo:font-weight="bold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DRIVER_Rev_D-BOM(LCD-7in-IPS_CTP_plus_AT24C16C) ===</text:span></text:p>
          <text:p><text:span text:style-name="MT2">LCD-OLinuXino-7CTS-BOM</text:span></text:p>
        </style:region-center>
        <style:region-right>
          <text:p><text:span text:style-name="MT3"/></text:p>
          <text:p><text:span text:style-name="MT3"/></text:p>
          <text:p><text:span text:style-name="MT3"><text:date style:data-style-name="N2" text:date-value="2019-07-30">00/00/0000</text:date></text:span></text:p>
        </style:region-right>
      </style:header>
      <style:header-left style:display="false"/>
      <style:footer>
        <text:p><text:span text:style-name="MT3">Page </text:span><text:span text:style-name="MT3"><text:page-number>1</text:page-number></text:span><text:span text:style-name="MT3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 style:data-style-name="N2" text:time-value="13:56:50.952608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30T13:57:01.426375018</dc:date>
    <meta:editing-duration>PT3H51M46S</meta:editing-duration>
    <meta:editing-cycles>62</meta:editing-cycles>
    <meta:document-statistic meta:table-count="1" meta:cell-count="207" meta:object-count="0"/>
  </office:meta>
</office:document-meta>
</file>